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Mono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Mono" style:text-underline-style="none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Mono" style:text-underline-style="none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Mono" style:text-underline-style="none" officeooo:paragraph-rsid="0003458d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Mono" style:text-underline-style="none" officeooo:rsid="0003458d" officeooo:paragraph-rsid="0003458d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style:font-name="Liberation Mono"/>
    </style:style>
    <style:style style:name="P7" style:family="paragraph" style:parent-style-name="Text_20_body">
      <style:paragraph-properties fo:line-height="100%" style:writing-mode="lr-tb"/>
      <style:text-properties officeooo:paragraph-rsid="0003458d"/>
    </style:style>
    <style:style style:name="T1" style:family="text">
      <style:text-properties style:font-name="Courier New" fo:font-size="11pt" fo:font-style="normal" fo:font-weight="normal"/>
    </style:style>
    <style:style style:name="T2" style:family="text">
      <style:text-properties fo:font-size="11pt" fo:font-style="normal" fo:font-weight="normal"/>
    </style:style>
    <style:style style:name="T3" style:family="text">
      <style:text-properties fo:font-size="11pt" fo:font-style="normal" fo:font-weight="normal" officeooo:rsid="0003458d"/>
    </style:style>
    <style:style style:name="T4" style:family="text">
      <style:text-properties fo:font-variant="normal" fo:text-transform="none" fo:color="#000000" style:text-line-through-style="none" style:text-line-through-type="none" style:font-name="Liberation Mono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Liberation Mono" fo:font-size="11pt" fo:font-style="normal" style:text-underline-style="none" fo:font-weight="normal" officeooo:rsid="0003458d" style:text-blinking="false" fo:background-color="transparent" loext:char-shading-value="0"/>
    </style:style>
    <style:style style:name="T6" style:family="text">
      <style:text-properties officeooo:rsid="000345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/></text:p>
      <text:p text:style-name="P4"><text:span text:style-name="T3">t – </text:span><text:span text:style-name="T2">y m ǝ s l ǝ n : </text:span><text:span text:style-name="T3">i</text:span></text:p>
      <text:p text:style-name="P5"/>
      <text:p text:style-name="P4"><text:span text:style-name="T3">a – </text:span><text:span text:style-name="T2">y m ǝ s l ǝ ñ : a l</text:span></text:p>
      <text:p text:style-name="P5"><text:span text:style-name="T2"/></text:p>
      <text:p text:style-name="P7"><text:span text:style-name="T5">T – </text:span><text:span text:style-name="T4">l m ǝ s l ǝ n : </text:span><text:span text:style-name="T5">i</text:span></text:p>
      <text:p text:style-name="P7"><text:span text:style-name="T5">k – </text:span><text:span text:style-name="T4">y m ǝ s l e w</text:span></text:p>
      <text:p text:style-name="P3"><text:span text:style-name="T3">c – </text:span><text:span text:style-name="T2">y m ǝ s r e</text:span></text:p>
      <text:p text:style-name="P3"><text:span text:style-name="T2"/></text:p>
      <text:p text:style-name="P1">a y t ǝ x' ǝ b : ǝ l ǝ n</text:p>
      <text:p text:style-name="P2"><text:span text:style-name="T2">a l t ǝ q <text:s/>ǝ b : ǝ l ǝ m</text:span></text:p>
      <text:p text:style-name="P2"><text:span text:style-name="T3">i</text:span><text:span text:style-name="T2"> <text:s text:c="2"/>t <text:s text:c="2"/>q <text:s/>ǝ b : ǝ l ǝ</text:span></text:p>
      <text:p text:style-name="P2"><text:span text:style-name="T2">a l t <text:s text:c="2"/>q <text:s/>ǝ b : ǝ l ǝ</text:span></text:p>
      <text:p text:style-name="P2"><text:span text:style-name="T2">a n t <text:s text:c="2"/>qʸ ǝ p <text:s text:c="2"/>ǝ r ǝ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3:59:17.108010338</meta:creation-date>
    <dc:date>2020-06-20T09:00:33.718360489</dc:date>
    <meta:editing-duration>P2DT18H45M54S</meta:editing-duration>
    <meta:editing-cycles>1</meta:editing-cycles>
    <meta:document-statistic meta:table-count="0" meta:image-count="0" meta:object-count="0" meta:page-count="1" meta:paragraph-count="10" meta:word-count="98" meta:character-count="211" meta:non-whitespace-character-count="105"/>
    <meta:generator>LibreOffice/5.0.3.2$MacOSX_X86_64 LibreOffice_project/e5f16313668ac592c1bfb310f4390624e3dbfb75</meta:generator>
  </office:meta>
</office:document-meta>
</file>